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 style:list-style-name="L30">
      <style:paragraph-properties fo:line-height="150%"/>
      <style:text-properties style:font-name="Arial" style:font-name-asian="Arial"/>
    </style:style>
    <style:style style:name="P14" style:family="paragraph" style:parent-style-name="Text_20_body">
      <style:text-properties style:font-name="Arial" fo:font-size="14pt" fo:font-weight="normal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5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font-style-asian="italic" style:font-weight-asian="bold" style:font-style-complex="italic" style:font-weight-complex="bold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P14"><text:span text:style-name="T8"/></text:p>
      <text:p text:style-name="P6"/>
      <text:p text:style-name="P3"><text:span text:style-name="T4">12.6_X</text:span>---------------------------------------------------------------------------</text:p>
      <text:p text:style-name="P7">[1] res free# JVEMV6 37#12.6_XX / 37. miscs / 12. programming / 6. keyboard-memo-file / <text:s/>20200526_080752</text:p>
      <text:p text:style-name="P8">#_ </text:p>
      <text:p text:style-name="P3">[do] </text:p>
      <text:list xml:id="list1826433165080739116" text:style-name="L1">
        <text:list-item>
          <text:p text:style-name="P17">REVIEW</text:p>
        </text:list-item>
        <text:list-item>
          <text:p text:style-name="P17">TASK-1 : new FILE : keyboard-memo.php</text:p>
          <text:list>
            <text:list-item>
              <text:list>
                <text:list-item>
                  <text:p text:style-name="P17">C:\WORKS_2\WS\Eclipse_Luna\Cake_IFM11\app\Lib\others\jve_37_12.6_keyboard-memo\keyboard-memo.php</text:p>
                </text:list-item>
              </text:list>
            </text:list-item>
            <text:list-item>
              <text:p text:style-name="P17">T-1.1 : setup</text:p>
              <text:list>
                <text:list-item>
                  <text:p text:style-name="P17">demo code</text:p>
                </text:list-item>
                <text:list-item>
                  <text:p text:style-name="P17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105988731900949621" text:style-name="L25">
        <text:list-item>
          <text:p text:style-name="P41">TASK : new FUNC for ==&gt; “REMOVE RIGHT-HAND OF EQUAL LINES”</text:p>
          <text:list>
            <text:list-item>
              <text:p text:style-name="P41">//_20200526_095214:next (C:\WORKS_2\WS\Eclipse_Luna\Cake_IFM11\app\Lib\others\jve_37_12.6_keyboard-memo\keyboard-memo.php)</text:p>
            </text:list-item>
          </text:list>
        </text:list-item>
      </text:list>
      <text:p text:style-name="P3">[further]</text:p>
      <text:list xml:id="list1977724054921678787" text:style-name="L26">
        <text:list-item>
          <text:p text:style-name="P42"/>
        </text:list-item>
      </text:list>
      <text:p text:style-name="P10"><text:line-break/><text:span text:style-name="T3">[/ XXX] 20200526_095028</text:span></text:p>
      <text:p text:style-name="P10"/>
      <text:p text:style-name="P6">@@@</text:p>
      <text:p text:style-name="P3"><text:span text:style-name="T4">12.6_1</text:span>---------------------------------------------------------------------------</text:p>
      <text:p text:style-name="P7"><text:soft-page-break/>[2] res free# JVEMV6 37#12.6_XX / 37. miscs / 12. programming / 6. keyboard-memo-file / <text:s/>XXX</text:p>
      <text:p text:style-name="P10"/>
      <text:p text:style-name="P3">[do] <text:span text:style-name="T2">#_ </text:span></text:p>
      <text:list xml:id="list1944741547722154217" text:style-name="L31">
        <text:list-item>
          <text:p text:style-name="P45">REVIEW</text:p>
        </text:list-item>
        <text:list-item>
          <text:p text:style-name="P45">TASK-1</text:p>
        </text:list-item>
      </text:list>
      <text:p text:style-name="P3"/>
      <text:p text:style-name="P3">[next]</text:p>
      <text:list xml:id="list4256771294554306854" text:style-name="L32">
        <text:list-item>
          <text:p text:style-name="P46">TASK</text:p>
        </text:list-item>
      </text:list>
      <text:p text:style-name="P3">[further]</text:p>
      <text:list xml:id="list536249274321163034" text:style-name="L33">
        <text:list-item>
          <text:p text:style-name="P47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11"/>
      <text:p text:style-name="P12"/>
      <text:p text:style-name="P2">------------------------------------------------ [TEMPLATE] 20200526_075833</text:p>
      <text:p text:style-name="P3"><text:span text:style-name="T4">12.6_X</text:span>---------------------------------------------------------------------------</text:p>
      <text:p text:style-name="P7">[1] res free# JVEMV6 37#12.6_XX / 37. miscs / 12. programming / 6. keyboard-memo-file / <text:s/>XXXX</text:p>
      <text:p text:style-name="P8"/>
      <text:p text:style-name="P3">[do] <text:span text:style-name="T2">#_ </text:span></text:p>
      <text:list xml:id="list29756677" text:continue-list="list1944741547722154217" text:style-name="L31">
        <text:list-item>
          <text:p text:style-name="P45">REVIEW</text:p>
        </text:list-item>
        <text:list-item>
          <text:p text:style-name="P45">TASK-1</text:p>
        </text:list-item>
      </text:list>
      <text:p text:style-name="P3"/>
      <text:p text:style-name="P3">[next]</text:p>
      <text:list xml:id="list7902541328591276087" text:style-name="L27">
        <text:list-item>
          <text:p text:style-name="P43"><text:soft-page-break/>TASK</text:p>
        </text:list-item>
      </text:list>
      <text:p text:style-name="P3">[further]</text:p>
      <text:list xml:id="list3099641476442983173" text:style-name="L28">
        <text:list-item>
          <text:p text:style-name="P44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 ------------------------------------------------ [TEMPLATE] 20200526_075833 /</text:p>
      <text:p text:style-name="P2"/>
      <text:p text:style-name="P5">------------------------------------------------------- [STEPS : start] 20191224_114459</text:p>
      <text:list xml:id="list4725109525142783993" text:style-name="L29">
        <text:list-item>
          <text:p text:style-name="P4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29725796" text:continue-numbering="true" text:style-name="L29">
        <text:list-item>
          <text:p text:style-name="P49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541803957087978645" text:style-name="L30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749514" text:continue-numbering="true" text:style-name="L30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C:\WORKS_2\WS\WS_Others.JVEMV6\JVEMV6\37_miscs\12_programming\6_keyboard-memo-file<text:span text:style-name="T7">\end_apps.bat</text:span></text:p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6_keyboard-memo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29756046" text:continue-numbering="true" text:style-name="L30">
        <text:list-item>
          <text:p text:style-name="P13">move “<text:span text:style-name="T5">@@@</text:span>”</text:p>
        </text:list-item>
        <text:list-item>
          <text:p text:style-name="P50">DUP : template</text:p>
        </text:list-item>
      </text:list>
      <text:p text:style-name="P2"/>
      <text:p text:style-name="P2">/ <text:span text:style-name="T6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6T09:52:42.80</dc:date>
    <dc:creator>iwabuchi ken</dc:creator>
    <meta:editing-duration>P1DT4H51M13S</meta:editing-duration>
    <meta:editing-cycles>97</meta:editing-cycles>
    <meta:generator>OpenOffice/4.1.3$Win32 OpenOffice.org_project/413m1$Build-9783</meta:generator>
    <meta:document-statistic meta:table-count="3" meta:image-count="0" meta:object-count="0" meta:page-count="4" meta:paragraph-count="53" meta:word-count="209" meta:character-count="2025"/>
  </office:meta>
</office:document-meta>
</file>